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6.16mm" svg:y="1mm">
            <draw:object draw:notify-on-update-of-ranges="Sheet1.A1:Sheet1.A4 Sheet1.B1:Sheet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1P0" style:volatile="true" number:language="hu" number:country="HU">
      <number:number number:decimal-places="0" loext:min-decimal-places="0" number:min-integer-digits="1" number:grouping="true"/>
      <number:text> Ft</number:text>
    </number:number-style>
    <number:number-style style:name="N10141" number:language="hu" number:country="HU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0141P0"/>
    </number:number-style>
    <number:number-style style:name="N10142P0" style:volatile="true" number:language="hu" number:country="HU">
      <number:number number:decimal-places="0" loext:min-decimal-places="0" number:min-integer-digits="1" number:grouping="true"/>
      <number:text> Ft</number:text>
    </number:number-style>
    <number:number-style style:name="N10142" number:language="hu" number:country="HU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0142P0"/>
    </number:number-style>
    <number:number-style style:name="N10143P0" style:volatile="true" number:language="hu" number:country="HU">
      <number:number number:decimal-places="2" loext:min-decimal-places="2" number:min-integer-digits="1" number:grouping="true"/>
      <number:text> Ft</number:text>
    </number:number-style>
    <number:number-style style:name="N10143" number:language="hu" number:country="HU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0143P0"/>
    </number:number-style>
    <number:number-style style:name="N10144P0" style:volatile="true" number:language="hu" number:country="HU">
      <number:number number:decimal-places="2" loext:min-decimal-places="2" number:min-integer-digits="1" number:grouping="true"/>
      <number:text> Ft</number:text>
    </number:number-style>
    <number:number-style style:name="N10144" number:language="hu" number:country="HU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0144P0"/>
    </number:number-style>
    <number:date-style style:name="N10145" number:language="hu" number:country="HU">
      <number:year number:style="long"/>
      <number:text>.</number:text>
      <number:month number:style="long"/>
      <number:text>.</number:text>
      <number:day number:style="long"/>
    </number:date-style>
    <number:date-style style:name="N10146" number:language="hu" number:country="HU">
      <number:day number:style="long"/>
      <number:text>.</number:text>
      <number:month number:textual="true"/>
      <number:text>.</number:text>
      <number:year/>
    </number:date-style>
    <number:date-style style:name="N10147" number:language="hu" number:country="HU">
      <number:day number:style="long"/>
      <number:text>.</number:text>
      <number:month number:textual="true"/>
    </number:date-style>
    <number:date-style style:name="N10148" number:language="hu" number:country="HU">
      <number:month number:textual="true"/>
      <number:text>.</number:text>
      <number:year/>
    </number:date-style>
    <number:time-style style:name="N10149" number:language="hu" number:country="HU">
      <number:hours/>
      <number:text>:</number:text>
      <number:minutes number:style="long"/>
      <number:text> </number:text>
      <number:am-pm/>
    </number:time-style>
    <number:time-style style:name="N10150" number:language="hu" number:country="H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1" number:language="hu" number:country="HU">
      <number:hours/>
      <number:text>:</number:text>
      <number:minutes number:style="long"/>
    </number:time-style>
    <number:time-style style:name="N10152" number:language="hu" number:country="HU">
      <number:hours/>
      <number:text>:</number:text>
      <number:minutes number:style="long"/>
      <number:text>:</number:text>
      <number:seconds number:style="long"/>
    </number:time-style>
    <number:date-style style:name="N10153" number:language="hu" number:country="HU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0154P0" style:volatile="true" number:language="hu" number:country="HU">
      <number:number number:decimal-places="0" loext:min-decimal-places="0" number:min-integer-digits="1" number:grouping="true"/>
      <number:text>    </number:text>
    </number:number-style>
    <number:number-style style:name="N10154" number:language="hu" number:country="HU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54P0"/>
    </number:number-style>
    <number:number-style style:name="N10155P0" style:volatile="true" number:language="hu" number:country="HU">
      <number:number number:decimal-places="0" loext:min-decimal-places="0" number:min-integer-digits="1" number:grouping="true"/>
      <number:text>    </number:text>
    </number:number-style>
    <number:number-style style:name="N10155" number:language="hu" number:country="HU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55P0"/>
    </number:number-style>
    <number:number-style style:name="N10156P0" style:volatile="true" number:language="hu" number:country="HU">
      <number:number number:decimal-places="2" loext:min-decimal-places="2" number:min-integer-digits="1" number:grouping="true"/>
      <number:text>    </number:text>
    </number:number-style>
    <number:number-style style:name="N10156" number:language="hu" number:country="HU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56P0"/>
    </number:number-style>
    <number:number-style style:name="N10157P0" style:volatile="true" number:language="hu" number:country="HU">
      <number:number number:decimal-places="2" loext:min-decimal-places="2" number:min-integer-digits="1" number:grouping="true"/>
      <number:text>    </number:text>
    </number:number-style>
    <number:number-style style:name="N10157" number:language="hu" number:country="HU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57P0"/>
    </number:number-style>
    <number:number-style style:name="N10158P0" style:volatile="true" number:language="hu" number:country="HU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58P1" style:volatile="true" number:language="hu" number:country="HU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58P2" style:volatile="true" number:language="hu" number:country="HU">
      <loext:text> </loext:text>
      <loext:fill-character> </loext:fill-character>
      <number:text>-     </number:text>
    </number:number-style>
    <number:text-style style:name="N10158" number:language="hu" number:country="HU">
      <number:text> </number:text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59P0" style:volatile="true" number:language="hu" number:country="HU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0159P1" style:volatile="true" number:language="hu" number:country="HU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0159P2" style:volatile="true" number:language="hu" number:country="HU">
      <loext:text> </loext:text>
      <loext:fill-character> </loext:fill-character>
      <number:text>- Ft </number:text>
    </number:number-style>
    <number:text-style style:name="N10159" number:language="hu" number:country="HU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0P0" style:volatile="true" number:language="hu" number:country="HU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60P1" style:volatile="true" number:language="hu" number:country="HU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60P2" style:volatile="true" number:language="hu" number:country="HU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60" number:language="hu" number:country="HU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P0" style:volatile="true" number:language="hu" number:country="HU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0161P1" style:volatile="true" number:language="hu" number:country="HU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0161P2" style:volatile="true" number:language="hu" number:country="HU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0161" number:language="hu" number:country="HU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4T10:26:51.830000000</meta:creation-date>
    <dc:date>2019-11-14T10:28:07.092000000</dc:date>
    <meta:editing-duration>PT1M15S</meta:editing-duration>
    <meta:editing-cycles>1</meta:editing-cycles>
    <meta:generator>LibreOfficeDev/6.4.0.0.alpha1$Windows_X86_64 LibreOffice_project/8a2e3c687248f5de979fa8020e1f925e7ae28cb7</meta:generator>
    <meta:document-statistic meta:table-count="1" meta:cell-count="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011" number:language="hu" number:country="HU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10011">
      <style:chart-properties chart:link-data-style-to-source="fals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5.06cm" svg:y="3.454cm" style:legend-expansion="high" chart:style-name="ch2"/>
        <chart:plot-area chart:style-name="ch3" table:cell-range-address="Sheet1.A1:Sheet1.B4" chart:data-source-has-labels="column" svg:x="0.32cm" svg:y="0.18cm" svg:width="14.42cm" svg:height="8.64cm">
          <chartooo:coordinate-region svg:x="3.265cm" svg:y="0.181cm" svg:width="8.639cm" svg:height="8.639cm"/>
          <chart:axis chart:dimension="x" chart:name="primary-x" chart:style-name="ch4" chartooo:axis-type="auto">
            <chartooo:date-scale/>
            <chart:categories table:cell-range-address="Sheet1.A1:Sheet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4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1:Sheet1.A4</svg:desc>
                </draw:g>
              </table:table-cell>
              <table:table-cell office:value-type="float" office:value="3">
                <text:p>3</text:p>
                <draw:g>
                  <svg:desc>Sheet1.B1:Sheet1.B4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Dev/6.4.0.0.alpha1$Windows_X86_64 LibreOffice_project/8a2e3c687248f5de979fa8020e1f925e7ae28cb7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